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5.75cm" fo:min-width="4.75cm" fo:padding-top="0.15cm" fo:padding-bottom="0.15cm" fo:padding-left="0.275cm" fo:padding-right="0.275cm"/>
    </style:style>
    <style:style style:name="gr2" style:family="graphic" style:parent-style-name="standard">
      <style:graphic-properties draw:stroke="none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44cm" fo:min-width="0cm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3.094cm" fo:min-width="2.844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5.46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8.26cm" fo:min-width="0cm"/>
    </style:style>
    <style:style style:name="gr1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="Dimension_20_Line_20_Arrow" draw:marker-start-width="0.25cm" draw:marker-end="Dimension_20_Line_20_Arrow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9" style:family="graphic" style:parent-style-name="objectwithoutfill">
      <style:graphic-properties svg:stroke-width="0.03cm" svg:stroke-color="#000000" draw:marker-start="Linienspitzen_20_1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25cm" svg:height="6cm" svg:x="0.6cm" svg:y="6cm">
            <text:p/>
            <draw:enhanced-geometry svg:viewBox="0 0 21600 21600" draw:type="rectangle" draw:enhanced-path="M 0 0 L 21600 0 21600 21600 0 21600 0 0 Z N"/>
          </draw:custom-shape>
          <draw:path draw:style-name="gr2" draw:text-style-name="P1" draw:layer="layout" svg:width="2.749cm" svg:height="1.332cm" svg:x="6.12cm" svg:y="10.95cm" svg:viewBox="0 0 2750 1333" svg:d="M0 0c30 1900 2780 1650 2750 0z">
            <text:p/>
          </draw:path>
          <draw:custom-shape draw:style-name="gr3" draw:text-style-name="P2" draw:layer="layout" svg:width="0.1cm" svg:height="0.494cm" draw:transform="rotate (0.436332312998582) translate (6.42cm 11.158cm)">
            <text:p/>
            <draw:enhanced-geometry svg:viewBox="0 0 21600 21600" draw:type="rectangle" draw:enhanced-path="M 0 0 L 21600 0 21600 21600 0 21600 0 0 Z N"/>
          </draw:custom-shape>
          <draw:path draw:style-name="gr4" draw:text-style-name="P2" draw:layer="layout" svg:width="2.122cm" svg:height="1.131cm" svg:x="6.436cm" svg:y="10.83cm" svg:viewBox="0 0 2123 1132" svg:d="M0 0c-36 1520 2214 1499 2120 0z">
            <text:p/>
          </draw:path>
          <draw:g>
            <svg:title>TexMaths</svg:title>
            <svg:desc>16§latex§$\Delta h$§svg§600§TRUE§</svg:desc>
            <draw:g>
              <draw:path draw:style-name="gr5" draw:text-style-name="P3" draw:layer="layout" svg:width="0.412cm" svg:height="0.399cm" svg:x="12.128cm" svg:y="3.536cm" svg:viewBox="0 0 413 400" svg:d="M222 10c-3-7-5-10-14-10-10 0-12 3-15 10-63 126-126 252-190 378-3 5-2 5-3 7 0 5 5 5 13 5 130 0 259 0 389 0 8 0 11 0 11-5 0-2 0-2-1-7-63-126-127-252-190-378zM190 56c50 100 100 200 150 301-101 0-201 0-302 0 51-101 101-201 152-301z">
                <text:p/>
              </draw:path>
              <draw:path draw:style-name="gr5" draw:text-style-name="P3" draw:layer="layout" svg:width="0.274cm" svg:height="0.392cm" svg:x="12.6cm" svg:y="3.549cm" svg:viewBox="0 0 275 393" svg:d="M129 6c0-1 0-6-6-6-14 0-54 5-69 5-5 1-11 1-11 11 0 6 5 6 14 6 26 0 28 5 28 10-1 4-1 7-2 11-27 107-54 214-81 322-2 8-2 9-2 12 0 13 11 16 16 16 10 0 18-6 21-14 3-14 7-29 11-43 4-17 7-33 11-49 3-13 6-26 10-39 1-3 6-22 6-25 2-5 19-35 38-51 13-10 31-19 55-19s30 19 30 38c0 30-22 92-35 126-5 13-8 19-8 30 0 27 21 46 46 46 53 0 74-81 74-86 0-6-5-6-7-6-6 0-6 3-8 11-9 29-27 69-57 69-10 0-15-5-15-18 0-14 5-27 12-40 8-24 33-91 33-122 0-37-22-61-64-61-35 0-62 18-83 43 15-59 29-118 43-177z">
                <text:p/>
              </draw:path>
            </draw:g>
          </draw:g>
          <draw:path draw:style-name="gr6" draw:text-style-name="P4" draw:layer="layout" svg:width="2.249cm" svg:height="2.423cm" draw:transform="rotate (0.868475835792378) translate (3.40242503361534cm 3.24048648637341cm)" svg:viewBox="0 0 2250 2424" svg:d="M0 324c1336-1130 3112 969 1776 2100">
            <text:p/>
          </draw:path>
          <draw:path draw:style-name="gr6" draw:text-style-name="P4" draw:layer="layout" svg:width="1.732cm" svg:height="1.866cm" draw:transform="skewX (-0.00104719755119664) rotate (0.86795223701678) translate (3.77425636256395cm 3.28875205515204cm)" svg:viewBox="0 0 1733 1867" svg:d="M0 250c1029-871 2397 747 1369 1617">
            <text:p/>
          </draw:path>
          <draw:line draw:style-name="gr6" draw:text-style-name="P4" draw:layer="layout" svg:x1="3.65cm" svg:y1="3.45cm" svg:x2="3.65cm" svg:y2="6.25cm">
            <text:p/>
          </draw:line>
          <draw:line draw:style-name="gr6" draw:text-style-name="P4" draw:layer="layout" svg:x1="3.96cm" svg:y1="3.45cm" svg:x2="3.96cm" svg:y2="6.45cm">
            <text:p/>
          </draw:line>
          <draw:line draw:style-name="gr6" draw:text-style-name="P4" draw:layer="layout" svg:x1="6.09cm" svg:y1="3.45cm" svg:x2="6.09cm" svg:y2="10.95cm">
            <text:p/>
          </draw:line>
          <draw:line draw:style-name="gr6" draw:text-style-name="P4" draw:layer="layout" svg:x1="6.4cm" svg:y1="3.45cm" svg:x2="6.4cm" svg:y2="10.95cm">
            <text:p/>
          </draw:line>
          <draw:custom-shape draw:style-name="gr7" draw:text-style-name="P5" draw:layer="layout" svg:width="4.8cm" svg:height="4.8cm" svg:x="0.9cm" svg:y="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2.249cm" svg:height="2.423cm" draw:transform="rotate (2.27311681779741) translate (7.29611059218224cm 12.8652841102168cm)" svg:viewBox="0 0 2250 2424" svg:d="M2250 324c-1336-1130-3112 969-1776 2100">
            <text:p/>
          </draw:path>
          <draw:path draw:style-name="gr6" draw:text-style-name="P4" draw:layer="layout" svg:width="1.732cm" svg:height="1.866cm" draw:transform="skewX (0.00104719755119652) rotate (2.27346588364781) translate (7.33450999663459cm 12.4219038205697cm)" svg:viewBox="0 0 1733 1867" svg:d="M1733 250c-1029-871-2397 747-1368 1617">
            <text:p/>
          </draw:path>
          <draw:line draw:style-name="gr6" draw:text-style-name="P4" draw:layer="layout" svg:x1="8.53cm" svg:y1="0.851cm" svg:x2="8.53cm" svg:y2="10.951cm">
            <text:p/>
          </draw:line>
          <draw:line draw:style-name="gr6" draw:text-style-name="P4" draw:layer="layout" svg:x1="8.84cm" svg:y1="0.851cm" svg:x2="8.84cm" svg:y2="10.951cm">
            <text:p/>
          </draw:line>
          <draw:custom-shape draw:style-name="gr8" draw:text-style-name="P2" draw:layer="layout" svg:width="0.26cm" svg:height="0.7cm" svg:x="3.68cm" svg:y="5.8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0.95cm" svg:height="0.962cm" svg:x="2.8cm" svg:y="8.1cm">
            <draw:text-box>
              <text:p><text:span text:style-name="T1">K</text:span></text:p>
            </draw:text-box>
          </draw:frame>
          <draw:custom-shape draw:style-name="gr10" draw:text-style-name="P1" draw:layer="layout" svg:width="0.26cm" svg:height="5.71cm" svg:x="6.12cm" svg:y="5.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6cm" svg:height="8.51cm" svg:x="8.56cm" svg:y="2.4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4" draw:layer="layout" svg:x1="6.1cm" svg:y1="5.26cm" svg:x2="11.6cm" svg:y2="5.26cm">
            <text:p/>
          </draw:line>
          <draw:line draw:style-name="gr12" draw:text-style-name="P4" draw:layer="layout" svg:x1="8.5cm" svg:y1="2.46cm" svg:x2="11.6cm" svg:y2="2.46cm">
            <text:p/>
          </draw:line>
          <draw:line draw:style-name="gr13" draw:text-style-name="P4" draw:layer="layout" svg:x1="11.85cm" svg:y1="2.45cm" svg:x2="11.85cm" svg:y2="5.29cm">
            <text:p/>
          </draw:line>
          <draw:frame draw:style-name="gr14" draw:text-style-name="P6" draw:layer="layout" svg:width="1.4cm" svg:height="0.878cm" svg:x="4.4cm" svg:y="2.4cm">
            <draw:text-box>
              <text:p><text:span text:style-name="T1">RZ</text:span></text:p>
            </draw:text-box>
          </draw:frame>
          <draw:frame draw:style-name="gr14" draw:text-style-name="P6" draw:layer="layout" svg:width="1.55cm" svg:height="0.878cm" svg:x="6.3cm" svg:y="7.6cm">
            <draw:text-box>
              <text:p><text:span text:style-name="T1">R</text:span><text:span text:style-name="T2">L</text:span></text:p>
            </draw:text-box>
          </draw:frame>
          <draw:frame draw:style-name="gr14" draw:text-style-name="P6" draw:layer="layout" svg:width="1.65cm" svg:height="0.878cm" svg:x="8.7cm" svg:y="7.6cm">
            <draw:text-box>
              <text:p><text:span text:style-name="T1">R</text:span><text:span text:style-name="T2">R</text:span></text:p>
            </draw:text-box>
          </draw:frame>
          <draw:g>
            <svg:title>TexMaths</svg:title>
            <svg:desc>16§latex§$h_{2}$§svg§600§TRUE§</svg:desc>
            <draw:g>
              <draw:path draw:style-name="gr5" draw:text-style-name="P3" draw:layer="layout" svg:width="0.274cm" svg:height="0.393cm" svg:x="12.127cm" svg:y="2.237cm" svg:viewBox="0 0 275 394" svg:d="M131 6c-3-2 0-6-8-6-13 0-54 5-69 6-5 0-9 0-9 12 0 6 4 6 12 6 28 0 29 3 29 9 0 4-1 8-1 12-28 107-55 214-82 322-3 8-3 8-3 11 0 13 11 16 16 16 10 0 19-7 21-14 3-15 7-29 11-44 4-16 8-32 13-49 3-13 6-25 9-38 0-3 5-21 7-24 1-7 19-37 36-53 13-8 31-19 55-19s30 19 30 40c0 30-21 91-35 124-3 13-7 19-7 31 0 27 20 46 47 46 51 0 72-81 72-86s-5-5-7-5c-5 0-5 2-8 10-8 30-25 70-57 70-10 0-13-7-13-19 0-15 5-28 10-40 9-24 35-91 35-123 0-37-24-61-66-61-35 0-62 18-83 43 15-59 30-118 45-177z">
                <text:p/>
              </draw:path>
              <draw:path draw:style-name="gr5" draw:text-style-name="P3" draw:layer="layout" svg:width="0.171cm" svg:height="0.259cm" svg:x="12.445cm" svg:y="2.449cm" svg:viewBox="0 0 172 260" svg:d="M172 188c-4 0-8 0-12 0-2 10-7 32-12 37-3 1-33 1-38 1-24 0-48 0-72 0 42-36 55-47 79-65 28-24 55-48 55-84 0-48-41-77-91-77-49 0-81 33-81 70 0 19 16 22 21 22 8 0 21-6 21-20 0-8-4-21-24-21 12-29 38-37 57-37 38 0 59 31 59 63 0 33-24 60-37 74-31 31-62 62-94 93-3 5-3 5-3 16 54 0 107 0 161 0 4-24 8-48 11-72z">
                <text:p/>
              </draw:path>
            </draw:g>
          </draw:g>
          <draw:g>
            <svg:title>TexMaths</svg:title>
            <svg:desc>16§latex§$h_{1}$§svg§600§TRUE§</svg:desc>
            <draw:g>
              <draw:path draw:style-name="gr5" draw:text-style-name="P3" draw:layer="layout" svg:width="0.274cm" svg:height="0.393cm" svg:x="12.129cm" svg:y="5.038cm" svg:viewBox="0 0 275 394" svg:d="M131 6c-3-2 0-6-8-6-13 0-54 5-69 6-3 0-9 0-9 12 0 6 4 6 12 6 28 0 29 3 29 9 0 4-1 8-1 12-28 107-55 214-82 322-3 8-3 8-3 11 0 13 11 16 18 16 8 0 17-6 20-14 3-15 7-29 10-43 4-17 8-33 13-50 3-13 6-25 9-38 2-3 5-21 7-24 1-6 19-37 38-53 11-8 29-19 53-19s30 19 30 40c0 30-21 91-35 124-3 13-7 20-7 31 0 27 20 46 45 46 53 0 74-81 74-86s-5-5-7-5c-5 0-5 2-8 10-8 30-27 68-57 68-10 0-13-5-13-17 0-15 5-27 10-40 9-24 33-91 33-123 0-37-22-61-64-61-35 0-62 18-83 43 15-59 30-118 45-177z">
                <text:p/>
              </draw:path>
              <draw:path draw:style-name="gr5" draw:text-style-name="P3" draw:layer="layout" svg:width="0.141cm" svg:height="0.259cm" svg:x="12.464cm" svg:y="5.25cm" svg:viewBox="0 0 142 260" svg:d="M88 11c0-11 0-11-11-11-26 24-61 26-77 26 0 4 0 9 0 14 8 0 35 0 56-11 0 66 0 133 0 199 0 13 0 18-38 18-6 0-11 0-16 0 0 4 0 9 0 14 8 0 55-2 70-2 13 0 60 2 70 2 0-5 0-10 0-14-5 0-10 0-14 0-40 0-40-5-40-18 0-72 0-145 0-217z">
                <text:p/>
              </draw:path>
            </draw:g>
          </draw:g>
          <draw:frame draw:style-name="gr15" draw:text-style-name="P6" draw:layer="layout" svg:width="3.9cm" svg:height="1.505cm" svg:x="8.85cm" svg:y="11.2cm">
            <draw:text-box>
              <text:p text:style-name="P7"><text:span text:style-name="T1">Beweglicher Schlauch</text:span></text:p>
            </draw:text-box>
          </draw:frame>
          <draw:line draw:style-name="gr16" draw:text-style-name="P4" draw:layer="layout" svg:x1="6.1cm" svg:y1="10.5cm" svg:x2="6.35cm" svg:y2="10.5cm">
            <text:p/>
          </draw:line>
          <draw:line draw:style-name="gr16" draw:text-style-name="P4" draw:layer="layout" svg:x1="8.55cm" svg:y1="10.5cm" svg:x2="8.8cm" svg:y2="10.5cm">
            <text:p/>
          </draw:line>
          <draw:custom-shape draw:style-name="gr17" draw:text-style-name="P8" draw:layer="layout" svg:width="0.25cm" svg:height="0.25cm" svg:x="6.12cm" svg:y="4.9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6" draw:text-style-name="P4" draw:layer="layout" svg:x1="6.1cm" svg:y1="10.5cm" svg:x2="6.35cm" svg:y2="10.5cm">
            <text:p/>
          </draw:line>
          <draw:frame draw:style-name="gr18" draw:text-style-name="P6" draw:layer="layout" svg:width="0.95cm" svg:height="1.05cm" svg:x="5.3cm" svg:y="4.6cm">
            <draw:text-box>
              <text:p><text:span text:style-name="T1">S</text:span></text:p>
            </draw:text-box>
          </draw:frame>
          <draw:line draw:style-name="gr19" draw:text-style-name="P4" draw:layer="layout" svg:x1="10.05cm" svg:y1="6.65cm" svg:x2="10.05cm" svg:y2="9.49cm">
            <text:p/>
          </draw:line>
          <draw:frame draw:style-name="gr15" draw:text-style-name="P6" draw:layer="layout" svg:width="3.2cm" svg:height="1.505cm" svg:x="10.05cm" svg:y="7.301cm">
            <draw:text-box>
              <text:p text:style-name="P7"><text:span text:style-name="T1">Beweglich montiert</text:span></text:p>
            </draw:text-box>
          </draw:frame>
          <draw:g>
            <svg:title>TexMaths</svg:title>
            <svg:desc>16§latex§$p_{0}$§svg§600§TRUE§</svg:desc>
            <draw:g>
              <draw:path draw:style-name="gr5" draw:text-style-name="P3" draw:layer="layout" svg:width="0.291cm" svg:height="0.354cm" svg:x="9.23cm" svg:y="0.838cm" svg:viewBox="0 0 292 355" svg:d="M43 315c-5 19-6 22-30 22-7 0-13 0-13 12 0 4 3 6 8 6 14 0 30-2 46-2 19 0 37 2 56 2 2 0 10 0 10-11 0-7-7-7-13-7-29 0-29-3-29-7 0-8 24-99 27-113 8 17 24 36 51 36 66 0 136-81 136-164 0-52-32-89-75-89-27 0-54 21-73 41-5-30-29-41-50-41-25 0-37 22-41 32-10 19-18 52-18 54 0 6 4 4 6 6 7 0 7-1 10-14 10-38 21-65 42-65 9 0 17 5 17 25 0 13-2 19-5 29-20 83-41 165-62 248zM142 73c3-16 19-32 29-40 19-17 35-20 44-20 23 0 37 20 37 52 0 33-19 97-29 118-19 40-46 57-67 57-36 0-44-46-44-49 0-2 0-2 1-10 10-36 19-72 29-108z">
                <text:p/>
              </draw:path>
              <draw:path draw:style-name="gr5" draw:text-style-name="P3" draw:layer="layout" svg:width="0.181cm" svg:height="0.265cm" svg:x="9.549cm" svg:y="0.91cm" svg:viewBox="0 0 182 266" svg:d="M182 134c0-43-5-74-22-101-13-19-37-33-69-33-91 0-91 106-91 134s0 132 91 132 91-104 91-132zM91 256c-18 0-42-11-50-43-4-24-4-55-4-84s0-57 4-80c8-30 34-39 50-39 21 0 41 14 49 36 5 21 7 50 7 83 0 29 0 57-7 83-6 35-33 44-49 44z">
                <text:p/>
              </draw:path>
            </draw:g>
          </draw:g>
          <draw:frame draw:style-name="gr9" draw:text-style-name="P6" draw:layer="layout" svg:width="0.95cm" svg:height="0.962cm" svg:x="0.6cm" svg:y="11cm">
            <draw:text-box>
              <text:p><text:span text:style-name="T1">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24T17:59:55.861358345</dc:date>
    <meta:editing-duration>PT8H26M30S</meta:editing-duration>
    <meta:editing-cycles>51</meta:editing-cycles>
    <meta:generator>LibreOffice/7.3.7.2$Linux_X86_64 LibreOffice_project/30$Build-2</meta:generator>
    <meta:document-statistic meta:object-count="51"/>
  </office:meta>
</office:document-meta>
</file>